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A000002353BC9F167272C922B.png" manifest:media-type="image/png"/>
  <manifest:file-entry manifest:full-path="Pictures/100002010000078000000488615F489001574B50.png" manifest:media-type="image/png"/>
  <manifest:file-entry manifest:full-path="Pictures/10000201000001C200000250BFB7C702272E8AC6.png" manifest:media-type="image/png"/>
  <manifest:file-entry manifest:full-path="Pictures/10000201000001E000000152FD1CC52EB424F7E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914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143cm" svg:height="12.028cm" svg:x="0.395cm" svg:y="1.18cm">
          <draw:image xlink:href="Pictures/10000201000001C200000250BFB7C702272E8AC6.png" xlink:type="simple" xlink:show="embed" xlink:actuate="onLoad">
            <text:p/>
          </draw:image>
        </draw:frame>
        <draw:frame draw:style-name="gr1" draw:text-style-name="P1" draw:layer="layout" svg:width="9.753cm" svg:height="6.867cm" svg:x="11.075cm" svg:y="0.508cm">
          <draw:image xlink:href="Pictures/10000201000001E000000152FD1CC52EB424F7E7.png" xlink:type="simple" xlink:show="embed" xlink:actuate="onLoad">
            <text:p/>
          </draw:image>
        </draw:frame>
        <draw:frame draw:style-name="gr1" draw:text-style-name="P1" draw:layer="layout" svg:width="13.571cm" svg:height="8.199cm" svg:x="14.224cm" svg:y="4.501cm">
          <draw:image xlink:href="Pictures/100002010000078000000488615F489001574B50.png" xlink:type="simple" xlink:show="embed" xlink:actuate="onLoad">
            <text:p/>
          </draw:image>
        </draw:frame>
        <draw:frame draw:style-name="gr2" draw:text-style-name="P1" draw:layer="layout" svg:width="9.78cm" svg:height="7.589cm" svg:x="11.302cm" svg:y="8.161cm">
          <draw:image xlink:href="Pictures/10000201000003CA000002353BC9F167272C922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9:26:42.470860016</meta:creation-date>
    <dc:date>2018-07-09T22:07:08.837762731</dc:date>
    <meta:editing-duration>PT32M</meta:editing-duration>
    <meta:editing-cycles>5</meta:editing-cycles>
    <meta:generator>LibreOffice/6.0.3.2$Linux_X86_64 LibreOffice_project/00m0$Build-2</meta:generator>
    <meta:document-statistic meta:object-count="27"/>
  </office:meta>
</office:document-meta>
</file>